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5.002cm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12.594cm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1bb9f6" officeooo:paragraph-rsid="001bb9f6"/>
    </style:style>
    <style:style style:name="P2" style:family="paragraph" style:parent-style-name="Standard">
      <style:text-properties officeooo:rsid="000e26b9" officeooo:paragraph-rsid="000e26b9"/>
    </style:style>
    <style:style style:name="P3" style:family="paragraph" style:parent-style-name="Standard">
      <style:text-properties officeooo:rsid="000e26b9" officeooo:paragraph-rsid="00184308"/>
    </style:style>
    <style:style style:name="P4" style:family="paragraph" style:parent-style-name="Standard">
      <style:text-properties officeooo:rsid="000f7a35" officeooo:paragraph-rsid="000f7a35"/>
    </style:style>
    <style:style style:name="P5" style:family="paragraph" style:parent-style-name="Standard">
      <style:text-properties officeooo:rsid="00139bd6" officeooo:paragraph-rsid="00139bd6"/>
    </style:style>
    <style:style style:name="P6" style:family="paragraph" style:parent-style-name="Standard">
      <style:text-properties officeooo:rsid="001bb9f6" officeooo:paragraph-rsid="001bb9f6"/>
    </style:style>
    <style:style style:name="P7" style:family="paragraph" style:parent-style-name="Table_20_Contents">
      <style:text-properties officeooo:rsid="000f7a35" officeooo:paragraph-rsid="000f7a35"/>
    </style:style>
    <style:style style:name="P8" style:family="paragraph" style:parent-style-name="Table_20_Contents">
      <style:paragraph-properties fo:text-align="center" style:justify-single-word="false"/>
      <style:text-properties officeooo:rsid="000f7a35" officeooo:paragraph-rsid="000f7a35"/>
    </style:style>
    <style:style style:name="P9" style:family="paragraph" style:parent-style-name="Table_20_Contents">
      <style:text-properties officeooo:rsid="00103ec2" officeooo:paragraph-rsid="00103ec2"/>
    </style:style>
    <style:style style:name="P10" style:family="paragraph" style:parent-style-name="Table_20_Contents">
      <style:paragraph-properties fo:text-align="center" style:justify-single-word="false"/>
      <style:text-properties officeooo:rsid="00103ec2" officeooo:paragraph-rsid="00103ec2"/>
    </style:style>
    <style:style style:name="P11" style:family="paragraph" style:parent-style-name="Table_20_Contents">
      <style:text-properties officeooo:rsid="0012cb29" officeooo:paragraph-rsid="0012cb29"/>
    </style:style>
    <style:style style:name="P12" style:family="paragraph" style:parent-style-name="Table_20_Contents">
      <style:paragraph-properties fo:text-align="center" style:justify-single-word="false"/>
      <style:text-properties officeooo:rsid="0012cb29" officeooo:paragraph-rsid="0012cb29"/>
    </style:style>
    <style:style style:name="P13" style:family="paragraph" style:parent-style-name="Table_20_Contents">
      <style:text-properties officeooo:rsid="00139bd6" officeooo:paragraph-rsid="00139bd6"/>
    </style:style>
    <style:style style:name="P14" style:family="paragraph" style:parent-style-name="Table_20_Contents">
      <style:paragraph-properties fo:text-align="center" style:justify-single-word="false"/>
      <style:text-properties officeooo:rsid="00139bd6" officeooo:paragraph-rsid="00139bd6"/>
    </style:style>
    <style:style style:name="P15" style:family="paragraph" style:parent-style-name="Table_20_Contents">
      <style:text-properties fo:color="#ffffff" fo:font-weight="bold" officeooo:rsid="000f7a35" officeooo:paragraph-rsid="000f7a3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fo:font-weight="bold" officeooo:rsid="000f7a35" officeooo:paragraph-rsid="000f7a35" style:font-weight-asian="bold" style:font-weight-complex="bold"/>
    </style:style>
    <style:style style:name="P17" style:family="paragraph" style:parent-style-name="Table_20_Contents">
      <style:text-properties fo:color="#ffffff" fo:font-weight="bold" officeooo:rsid="001bb9f6" officeooo:paragraph-rsid="001bb9f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fo:font-weight="bold" officeooo:rsid="001bb9f6" officeooo:paragraph-rsid="001bb9f6" style:font-weight-asian="bold" style:font-weight-complex="bold"/>
    </style:style>
    <style:style style:name="P19" style:family="paragraph" style:parent-style-name="Table_20_Contents">
      <style:text-properties officeooo:rsid="001bb9f6" officeooo:paragraph-rsid="001bb9f6"/>
    </style:style>
    <style:style style:name="P20" style:family="paragraph" style:parent-style-name="Table_20_Contents">
      <style:paragraph-properties fo:text-align="center" style:justify-single-word="false"/>
      <style:text-properties officeooo:rsid="001bb9f6" officeooo:paragraph-rsid="001bb9f6"/>
    </style:style>
    <style:style style:name="P21" style:family="paragraph" style:parent-style-name="Standard">
      <style:text-properties fo:font-style="normal" officeooo:rsid="000e26b9" officeooo:paragraph-rsid="000e26b9" style:font-style-asian="normal" style:font-style-complex="normal"/>
    </style:style>
    <style:style style:name="P22" style:family="paragraph" style:parent-style-name="Standard">
      <style:text-properties fo:font-style="normal" officeooo:rsid="001900a0" officeooo:paragraph-rsid="001900a0" style:font-style-asian="normal" style:font-style-complex="normal"/>
    </style:style>
    <style:style style:name="P23" style:family="paragraph" style:parent-style-name="Standard">
      <style:text-properties fo:font-style="normal" officeooo:rsid="001bb9f6" officeooo:paragraph-rsid="001bb9f6" style:font-style-asian="normal" style:font-style-complex="normal"/>
    </style:style>
    <style:style style:name="P24" style:family="paragraph" style:parent-style-name="Standard">
      <style:text-properties fo:font-style="normal" officeooo:rsid="000f7a35" officeooo:paragraph-rsid="000f7a35" style:font-style-asian="normal" style:font-style-complex="normal"/>
    </style:style>
    <style:style style:name="P25" style:family="paragraph" style:parent-style-name="Standard">
      <style:text-properties fo:font-style="normal" officeooo:rsid="00157fc7" officeooo:paragraph-rsid="00139bd6" style:font-style-asian="normal" style:font-style-complex="normal"/>
    </style:style>
    <style:style style:name="P26" style:family="paragraph" style:parent-style-name="Heading_20_2" style:list-style-name="">
      <style:text-properties officeooo:rsid="001bb9f6" officeooo:paragraph-rsid="001bb9f6"/>
    </style:style>
    <style:style style:name="P27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3ec2" style:font-style-asian="normal" style:font-style-complex="normal"/>
    </style:style>
    <style:style style:name="T4" style:family="text">
      <style:text-properties fo:font-style="normal" officeooo:rsid="0014f773" style:font-style-asian="normal" style:font-style-complex="normal"/>
    </style:style>
    <style:style style:name="T5" style:family="text">
      <style:text-properties fo:font-style="normal" officeooo:rsid="00157fc7" style:font-style-asian="normal" style:font-style-complex="normal"/>
    </style:style>
    <style:style style:name="T6" style:family="text">
      <style:text-properties officeooo:rsid="00103ec2"/>
    </style:style>
    <style:style style:name="T7" style:family="text">
      <style:text-properties officeooo:rsid="0012cb29"/>
    </style:style>
    <style:style style:name="T8" style:family="text">
      <style:text-properties officeooo:rsid="00184308"/>
    </style:style>
    <style:style style:name="T9" style:family="text">
      <style:text-properties officeooo:rsid="001ccf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PL Description</text:h>
      <text:p text:style-name="P3"><text:span text:style-name="T8">RPL is a </text:span>Stack based <text:span text:style-name="T8">T</text:span>hreaded language, similar to FORTH. </text:p>
      <text:p text:style-name="P3"><text:span text:style-name="T8">It u</text:span>ses R0 as the stack top, and R1 as the data stack pointer. (R1) is the second value on the stack. <text:span text:style-name="T8">Other stack and register usage is as normal.</text:span></text:p>
      <text:h text:style-name="Heading_20_2" text:outline-level="2">RPL( ) command</text:h>
      <text:p text:style-name="P2">Compiles the tokens within the brackets. Begins with <text:span text:style-name="T1">push link</text:span> and ends with <text:span text:style-name="T1">pop link ; ret. </text:span><text:span text:style-name="T2">Returns the initial address (set up by code).</text:span></text:p>
      <text:p text:style-name="P21">You can execute via SYS &lt;address&gt;. In this scenario R0 (TOS) points to the A variable</text:p>
      <text:p text:style-name="P22">It is perfectly possible to mix RPL and assembler, though not in the same word. Assembler routines have to be careful with R0 and R1 however.</text:p>
      <text:h text:style-name="Heading_20_2" text:outline-level="2">Dictionary</text:h>
      <text:p text:style-name="P4"><text:span text:style-name="T2">The dictionary is fixed. </text:span><text:span text:style-name="T3">Entries can either be a single token or an identifier. Additionally each dictionary entry can be executed or a call to it compiled.</text:span></text:p>
      <text:p text:style-name="P6"><text:span text:style-name="T3">D</text:span><text:span text:style-name="T2">ictionary entries are as follows 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Offset</text:p>
          </table:table-cell>
          <table:table-cell table:style-name="Table2.B1" office:value-type="string">
            <text:p text:style-name="P17">Contents</text:p>
          </table:table-cell>
        </table:table-row>
        <table:table-row>
          <table:table-cell table:style-name="Table2.A2" office:value-type="string">
            <text:p text:style-name="P20">+0</text:p>
          </table:table-cell>
          <table:table-cell table:style-name="Table2.B2" office:value-type="string">
            <text:p text:style-name="P19">Address of next dictionary item, or 0 if this is the end of the dictionary</text:p>
          </table:table-cell>
        </table:table-row>
        <table:table-row>
          <table:table-cell table:style-name="Table2.A3" office:value-type="string">
            <text:p text:style-name="P20">+1</text:p>
          </table:table-cell>
          <table:table-cell table:style-name="Table2.B3" office:value-type="string">
            <text:p text:style-name="P19">Address of code routine</text:p>
          </table:table-cell>
        </table:table-row>
        <table:table-row>
          <table:table-cell table:style-name="Table2.A4" office:value-type="string">
            <text:p text:style-name="P20">+2</text:p>
          </table:table-cell>
          <table:table-cell table:style-name="Table2.B4" office:value-type="string">
            <text:p text:style-name="P19">First word of token. </text:p>
          </table:table-cell>
        </table:table-row>
        <table:table-row>
          <table:table-cell table:style-name="Table2.A5" office:value-type="string">
            <text:p text:style-name="P20">…</text:p>
          </table:table-cell>
          <table:table-cell table:style-name="Table2.B5" office:value-type="string">
            <text:p text:style-name="P19">Last word of token (may also be the first). The token ends either when it is 2000-3FFF (bit 14 is clear) or when it is 6000-7FFF (bit 13 is set)</text:p>
          </table:table-cell>
        </table:table-row>
      </table:table>
      <text:p text:style-name="P23"/>
      <text:h text:style-name="P26" text:outline-level="2"/>
      <text:h text:style-name="P27" text:outline-level="2">Toke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Type</text:p>
          </table:table-cell>
          <table:table-cell table:style-name="Table1.A1" office:value-type="string">
            <text:p text:style-name="P16">Code</text:p>
          </table:table-cell>
          <table:table-cell table:style-name="Table1.C1" office:value-type="string">
            <text:p text:style-name="P15">Notes</text:p>
          </table:table-cell>
        </table:table-row>
        <table:table-row>
          <table:table-cell table:style-name="Table1.A2" office:value-type="string">
            <text:p text:style-name="P8">Line End</text:p>
          </table:table-cell>
          <table:table-cell table:style-name="Table1.B2" office:value-type="string">
            <text:p text:style-name="P8">0000</text:p>
          </table:table-cell>
          <table:table-cell table:style-name="Table1.C2" office:value-type="string">
            <text:p text:style-name="P7">Causes an error as the closing bracket is missing</text:p>
          </table:table-cell>
        </table:table-row>
        <table:table-row>
          <table:table-cell table:style-name="Table1.A3" office:value-type="string">
            <text:p text:style-name="P8">String </text:p>
          </table:table-cell>
          <table:table-cell table:style-name="Table1.B3" office:value-type="string">
            <text:p text:style-name="P8">0100-01FF</text:p>
          </table:table-cell>
          <table:table-cell table:style-name="Table1.C3" office:value-type="string">
            <text:p text:style-name="P7">Generates code to push the string address (the following word) on the stack.</text:p>
          </table:table-cell>
        </table:table-row>
        <table:table-row>
          <table:table-cell table:style-name="Table1.A4" office:value-type="string">
            <text:p text:style-name="P8">Token</text:p>
          </table:table-cell>
          <table:table-cell table:style-name="Table1.B4" office:value-type="string">
            <text:p text:style-name="P8">2000-3FFF</text:p>
          </table:table-cell>
          <table:table-cell table:style-name="Table1.C4" office:value-type="string">
            <text:p text:style-name="P7">Searches dictionary for that token, <text:span text:style-name="T6">executes or compiles </text:span><text:span text:style-name="T7">call</text:span><text:span text:style-name="T6"> accordingly.</text:span></text:p>
          </table:table-cell>
        </table:table-row>
        <table:table-row>
          <table:table-cell table:style-name="Table1.A5" office:value-type="string">
            <text:p text:style-name="P10">,</text:p>
          </table:table-cell>
          <table:table-cell table:style-name="Table1.B5" office:value-type="string">
            <text:p text:style-name="P10">-</text:p>
          </table:table-cell>
          <table:table-cell table:style-name="Table1.C5" office:value-type="string">
            <text:p text:style-name="P9">Ignored, used for syntactic seperation</text:p>
          </table:table-cell>
        </table:table-row>
        <table:table-row>
          <table:table-cell table:style-name="Table1.A6" office:value-type="string">
            <text:p text:style-name="P14">Const/Shift</text:p>
          </table:table-cell>
          <table:table-cell table:style-name="Table1.B6" office:value-type="string">
            <text:p text:style-name="P10">-</text:p>
          </table:table-cell>
          <table:table-cell table:style-name="Table1.C6" office:value-type="string">
            <text:p text:style-name="P13">Prefixes a constant to indicate range 32768-65535</text:p>
          </table:table-cell>
        </table:table-row>
        <table:table-row>
          <table:table-cell table:style-name="Table1.A7" office:value-type="string">
            <text:p text:style-name="P12">Identifier</text:p>
          </table:table-cell>
          <table:table-cell table:style-name="Table1.B7" office:value-type="string">
            <text:p text:style-name="P12">4000-7FFF</text:p>
          </table:table-cell>
          <table:table-cell table:style-name="Table1.C7" office:value-type="string">
            <text:p text:style-name="P11">Checks to see if in dictionary, if so executes or compiles subroutine call. <text:s/><text:span text:style-name="T9">If not, it identifies as a variable using the normal assignment code, and checks what follows. If it is an &amp; it loads the variable, a ^ stores the variable, and () calls its value as a subroutine. The () is optional and for syntactic clarity.</text:span></text:p>
          </table:table-cell>
        </table:table-row>
        <table:table-row>
          <table:table-cell table:style-name="Table1.A8" office:value-type="string">
            <text:p text:style-name="P14">Constant</text:p>
          </table:table-cell>
          <table:table-cell table:style-name="Table1.B8" office:value-type="string">
            <text:p text:style-name="P12">-</text:p>
          </table:table-cell>
          <table:table-cell table:style-name="Table1.C8" office:value-type="string">
            <text:p text:style-name="P13">Compiles code to push constant on stack.</text:p>
          </table:table-cell>
        </table:table-row>
      </table:table>
      <text:p text:style-name="P24"/>
      <text:p text:style-name="P5"><text:span text:style-name="T2">Note that defined words must be legal constants, and words in the dictionary must be either known tokens or legal constants. Combinations are not allowed (e.g. +xy). </text:span><text:span text:style-name="T4">Commas are sometimes required for token series. </text:span><text:span text:style-name="T5">For example &gt; = (with a space) will tokenise correctly but list as &gt;=, so if you edit the line it will go back in as &gt;=</text:span></text:p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loext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bb9f6" officeooo:paragraph-rsid="001bb9f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04:45.284353324</meta:creation-date>
    <dc:date>2020-04-15T06:03:06.140031696</dc:date>
    <meta:editing-duration>PT21M39S</meta:editing-duration>
    <meta:editing-cycles>12</meta:editing-cycles>
    <meta:generator>LibreOffice/6.4.2.2$Linux_X86_64 LibreOffice_project/40$Build-2</meta:generator>
    <meta:document-statistic meta:table-count="2" meta:image-count="0" meta:object-count="0" meta:page-count="2" meta:paragraph-count="47" meta:word-count="399" meta:character-count="2173" meta:non-whitespace-character-count="1817"/>
  </office:meta>
</office:document-meta>
</file>